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2.322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  <style:text-properties fo:font-family="'Courier 10 Pitch'" style:font-pitch="fixed" fo:font-size="50pt" fo:font-weight="bold" style:font-size-asian="50pt" style:font-weight-asian="bold" style:font-size-complex="50pt" style:font-weight-complex="bold"/>
    </style:style>
    <style:style style:name="P3" style:family="paragraph">
      <style:paragraph-properties fo:margin-left="0cm" fo:margin-right="0cm" fo:text-indent="0cm"/>
    </style:style>
    <style:style style:name="P4" style:family="paragraph">
      <style:text-properties fo:font-family="'Courier 10 Pitch'" style:font-pitch="fixed" fo:font-size="40pt" style:font-size-asian="40pt" style:font-size-complex="40pt"/>
    </style:style>
    <style:style style:name="P5" style:family="paragraph">
      <style:paragraph-properties fo:margin-left="0.6cm" fo:margin-right="0cm" fo:text-indent="-0.6cm"/>
    </style:style>
    <style:style style:name="P6" style:family="paragraph">
      <style:text-properties fo:color="#ff0000" fo:font-family="'Courier 10 Pitch'" style:font-pitch="fixed" fo:font-size="40pt" style:font-size-asian="40pt" style:font-size-complex="40pt"/>
    </style:style>
    <style:style style:name="P7" style:family="paragraph">
      <style:paragraph-properties fo:margin-left="0cm" fo:margin-right="0cm" fo:text-indent="0cm"/>
      <style:text-properties fo:color="#008080" fo:font-family="'Courier 10 Pitch'" style:font-pitch="fixed" fo:font-size="40pt" style:font-size-asian="40pt" style:font-size-complex="40pt"/>
    </style:style>
    <style:style style:name="P8" style:family="paragraph">
      <style:text-properties fo:color="#008080" fo:font-family="'Courier 10 Pitch'" style:font-pitch="fixed" fo:font-size="40pt" style:font-size-asian="40pt" style:font-size-complex="40pt"/>
    </style:style>
    <style:style style:name="P9" style:family="paragraph">
      <style:paragraph-properties fo:margin-left="0cm" fo:margin-right="0cm" fo:text-align="center" fo:text-indent="0cm"/>
      <style:text-properties fo:color="#008000" fo:font-family="'Courier 10 Pitch'" style:font-pitch="fixed" fo:font-size="30pt" fo:font-weight="bold" style:font-size-asian="30pt" style:font-weight-asian="bold" style:font-size-complex="30pt" style:font-weight-complex="bold"/>
    </style:style>
    <style:style style:name="P10" style:family="paragraph">
      <style:paragraph-properties fo:text-align="center"/>
      <style:text-properties fo:color="#008000" fo:font-family="'Courier 10 Pitch'" style:font-pitch="fixed" fo:font-size="30pt" fo:font-weight="bold" style:font-size-asian="30pt" style:font-weight-asian="bold" style:font-size-complex="30pt" style:font-weight-complex="bold"/>
    </style:style>
    <style:style style:name="P11" style:family="paragraph">
      <style:paragraph-properties fo:margin-left="0cm" fo:margin-right="0cm" fo:text-indent="0cm"/>
      <style:text-properties fo:color="#000080" fo:font-family="'Courier 10 Pitch'" style:font-pitch="fixed" fo:font-size="60pt" fo:font-weight="bold" style:font-size-asian="60pt" style:font-weight-asian="bold" style:font-size-complex="60pt" style:font-weight-complex="bold"/>
    </style:style>
    <style:style style:name="P12" style:family="paragraph">
      <style:text-properties fo:color="#000080" fo:font-family="'Courier 10 Pitch'" style:font-pitch="fixed" fo:font-size="60pt" fo:font-weight="bold" style:font-size-asian="60pt" style:font-weight-asian="bold" style:font-size-complex="60pt" style:font-weight-complex="bold"/>
    </style:style>
    <style:style style:name="P13" style:family="paragraph">
      <style:paragraph-properties fo:margin-left="0cm" fo:margin-right="0cm" fo:text-align="start" fo:text-indent="0cm"/>
      <style:text-properties fo:font-family="'Courier 10 Pitch'" style:font-pitch="fixed" fo:font-size="18pt" fo:font-weight="bold" style:font-size-asian="18pt" style:font-weight-asian="bold" style:font-size-complex="18pt" style:font-weight-complex="bold"/>
    </style:style>
    <style:style style:name="P14" style:family="paragraph">
      <style:paragraph-properties fo:text-align="start"/>
      <style:text-properties fo:font-family="'Courier 10 Pitch'" style:font-pitch="fixed" fo:font-size="18pt" fo:font-weight="bold" style:font-size-asian="18pt" style:font-weight-asian="bold" style:font-size-complex="18pt" style:font-weight-complex="bold"/>
    </style:style>
    <style:style style:name="T1" style:family="text">
      <style:text-properties fo:font-family="'Courier 10 Pitch'" style:font-pitch="fixed" fo:font-size="50pt" fo:font-weight="bold" style:font-size-asian="50pt" style:font-weight-asian="bold" style:font-size-complex="50pt" style:font-weight-complex="bold"/>
    </style:style>
    <style:style style:name="T2" style:family="text">
      <style:text-properties fo:font-family="'Courier 10 Pitch'" style:font-pitch="fixed" fo:font-size="40pt" style:font-size-asian="40pt" style:font-size-complex="40pt"/>
    </style:style>
    <style:style style:name="T3" style:family="text">
      <style:text-properties fo:color="#ff0000" fo:font-family="'Courier 10 Pitch'" style:font-pitch="fixed" fo:font-size="40pt" style:font-size-asian="40pt" style:font-size-complex="40pt"/>
    </style:style>
    <style:style style:name="T4" style:family="text">
      <style:text-properties fo:color="#008080" fo:font-family="'Courier 10 Pitch'" style:font-pitch="fixed" fo:font-size="40pt" style:font-size-asian="40pt" style:font-size-complex="40pt"/>
    </style:style>
    <style:style style:name="T5" style:family="text">
      <style:text-properties fo:color="#008000" fo:font-family="'Courier 10 Pitch'" style:font-pitch="fixed" fo:font-size="30pt" fo:font-weight="bold" style:font-size-asian="30pt" style:font-weight-asian="bold" style:font-size-complex="30pt" style:font-weight-complex="bold"/>
    </style:style>
    <style:style style:name="T6" style:family="text">
      <style:text-properties fo:color="#000080" fo:font-family="'Courier 10 Pitch'" style:font-pitch="fixed" fo:font-size="60pt" fo:font-weight="bold" style:font-size-asian="60pt" style:font-weight-asian="bold" style:font-size-complex="60pt" style:font-weight-complex="bold"/>
    </style:style>
    <style:style style:name="T7" style:family="text">
      <style:text-properties fo:font-family="'Courier 10 Pitch'" style:font-pitch="fixed" fo:font-size="18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frame draw:style-name="gr1" draw:text-style-name="P2" draw:layer="layout" svg:width="23.878cm" svg:height="4.433cm" svg:x="2.157cm" svg:y="6.35cm">
          <draw:text-box>
            <text:p text:style-name="P1"><text:span text:style-name="T1">zope.testbrowser</text:span></text:p>
            <text:p text:style-name="P1"><text:span text:style-name="T1">um browser programável</text:span></text:p>
          </draw:text-box>
        </draw:frame>
        <draw:frame draw:style-name="gr1" draw:text-style-name="P4" draw:layer="layout" svg:width="15.742cm" svg:height="1.885cm" svg:x="6.345cm" svg:y="15.335cm">
          <draw:text-box>
            <text:p text:style-name="P3"><text:span text:style-name="T2">Hugo Lopes Tavare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1" draw:text-style-name="P6" draw:layer="layout" svg:width="26.749cm" svg:height="1.885cm" svg:x="0.635cm" svg:y="9.395cm">
          <draw:text-box>
            <text:p text:style-name="P3"><text:span text:style-name="T3">não precisa do Zope para rodar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1" draw:text-style-name="P4" draw:layer="layout" svg:width="8.122cm" svg:height="1.885cm" svg:x="3.085cm" svg:y="4.325cm">
          <draw:text-box>
            <text:p text:style-name="P3"><text:span text:style-name="T2">é simples</text:span></text:p>
          </draw:text-box>
        </draw:frame>
        <draw:frame draw:style-name="gr1" draw:text-style-name="P4" draw:layer="layout" svg:width="7.275cm" svg:height="1.885cm" svg:x="8.881cm" svg:y="9.938cm">
          <draw:text-box>
            <text:p text:style-name="P3"><text:span text:style-name="T2">é rápido</text:span></text:p>
          </draw:text-box>
        </draw:frame>
        <draw:frame draw:style-name="gr1" draw:text-style-name="P4" draw:layer="layout" svg:width="9.815cm" svg:height="1.885cm" svg:x="14.835cm" svg:y="15.875cm">
          <draw:text-box>
            <text:p text:style-name="P3"><text:span text:style-name="T2">é legal :-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1" draw:text-style-name="P8" draw:layer="layout" svg:width="19.975cm" svg:height="1.885cm" svg:x="4.08cm" svg:y="8.615cm">
          <draw:text-box>
            <text:p text:style-name="P7"><text:span text:style-name="T4">E o meu velho Selenium?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1" draw:text-style-name="P10" draw:layer="layout" svg:width="26.711cm" svg:height="2.765cm" svg:x="0.75cm" svg:y="8.935cm">
          <draw:text-box>
            <text:p text:style-name="P9"><text:span text:style-name="T5">Eu preciso testar páginas com JavaScript,</text:span></text:p>
            <text:p text:style-name="P9"><text:span text:style-name="T5">e aí?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1" draw:text-style-name="P12" draw:layer="layout" svg:width="11.97cm" svg:height="2.761cm" svg:x="8.315cm" svg:y="7.45cm">
          <draw:text-box>
            <text:p text:style-name="P11"><text:span text:style-name="T6">ShowTime!</text:span></text:p>
          </draw:text-box>
        </draw:frame>
        <draw:frame draw:style-name="gr1" draw:text-style-name="P14" draw:layer="layout" svg:width="26.791cm" svg:height="2.525cm" svg:x="0.96cm" svg:y="14.761cm">
          <draw:text-box>
            <text:p text:style-name="P13"><text:span text:style-name="T7">http://pypi.python.org/pypi/zope.testbrowser</text:span></text:p>
            <text:p text:style-name="P13"><text:span text:style-name="T7"/></text:p>
            <text:p text:style-name="P13"><text:span text:style-name="T7">http://hugolt.wordpress.com/2009/02/12/introducao-ao-zopetestbrowser/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  <draw:frame draw:style-name="gr1" draw:text-style-name="P1" draw:layer="backgroundobjects" svg:width="12.124cm" svg:height="1.07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span text:style-name="T1"><text:page-number>6</text:page-number></text:span></text:p>
        </draw:text-box>
      </draw:frame>
    </style:handout-master>
    <style:master-page style:name="Default" style:page-layout-name="PM1" draw:style-name="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6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2" draw:text-style-name="P1" draw:layer="backgroundobjects" svg:width="9.369cm" svg:height="1.396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369cm" svg:height="1.396cm" svg:x="12.22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369cm" svg:height="1.396cm" svg:x="0cm" svg:y="26.543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369cm" svg:height="1.396cm" svg:x="12.22cm" svg:y="26.543cm" presentation:class="page-number">
          <draw:text-box>
            <text:p text:style-name="P2"><text:span text:style-name="T1"><text:page-number>6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initial-creator>Hugo Tavares</meta:initial-creator>
    <meta:creation-date>2009-09-11T15:13:28</meta:creation-date>
    <dc:creator>Hugo Tavares</dc:creator>
    <dc:date>2009-09-11T15:40:11</dc:date>
    <meta:editing-cycles>5</meta:editing-cycles>
    <meta:editing-duration>PT20M52S</meta:editing-duration>
    <meta:user-defined meta:name="Info 1"/>
    <meta:user-defined meta:name="Info 2"/>
    <meta:user-defined meta:name="Info 3"/>
    <meta:user-defined meta:name="Info 4"/>
    <meta:document-statistic meta:object-count="43"/>
  </office:meta>
</office:document-meta>
</file>